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ourierNewPS-BoldMT" svg:font-family="CourierNewPS-BoldMT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officeooo:paragraph-rsid="000fc92a"/>
    </style:style>
    <style:style style:name="P5" style:family="paragraph" style:parent-style-name="List_20_Paragraph" style:list-style-name="WWNum1">
      <style:text-properties officeooo:paragraph-rsid="000e48c5"/>
    </style:style>
    <style:style style:name="P6" style:family="paragraph" style:parent-style-name="List_20_Paragraph" style:list-style-name="WWNum1">
      <style:text-properties officeooo:paragraph-rsid="00115b82"/>
    </style:style>
    <style:style style:name="P7" style:family="paragraph" style:parent-style-name="List_20_Paragraph" style:list-style-name="WWNum1">
      <style:text-properties officeooo:paragraph-rsid="00139b06"/>
    </style:style>
    <style:style style:name="P8" style:family="paragraph" style:parent-style-name="List_20_Paragraph" style:list-style-name="WWNum1">
      <style:text-properties fo:color="#000000" officeooo:rsid="0010d612" officeooo:paragraph-rsid="0010d612" style:font-name-complex="Calibri1"/>
    </style:style>
    <style:style style:name="P9" style:family="paragraph" style:parent-style-name="List_20_Paragraph" style:list-style-name="WWNum1">
      <style:text-properties fo:color="#000000" style:font-name-complex="Calibri1"/>
    </style:style>
    <style:style style:name="P10" style:family="paragraph" style:parent-style-name="List_20_Paragraph" style:list-style-name="WWNum1">
      <style:text-properties fo:color="#000000" officeooo:rsid="0010d612" officeooo:paragraph-rsid="0010d612" fo:background-color="#fff200" style:font-name-complex="Calibri1"/>
    </style:style>
    <style:style style:name="P11" style:family="paragraph" style:parent-style-name="List_20_Paragraph" style:list-style-name="WWNum1">
      <style:text-properties fo:color="#000000" fo:background-color="#fff200" style:font-name-complex="Calibri1"/>
    </style:style>
    <style:style style:name="P12" style:family="paragraph" style:parent-style-name="List_20_Paragraph" style:list-style-name="WWNum1">
      <style:text-properties fo:color="#000000" officeooo:paragraph-rsid="000a91b6" fo:background-color="#fff200" style:font-name-complex="Calibri1"/>
    </style:style>
    <style:style style:name="P13" style:family="paragraph" style:parent-style-name="List_20_Paragraph" style:list-style-name="WWNum1">
      <style:text-properties fo:color="#000000" style:font-name="Calibri" officeooo:rsid="000a91b6" officeooo:paragraph-rsid="000a91b6" fo:background-color="#fff200" style:font-name-complex="Calibri1"/>
    </style:style>
    <style:style style:name="P14" style:family="paragraph" style:parent-style-name="List_20_Paragraph" style:list-style-name="WWNum1">
      <style:text-properties style:use-window-font-color="true" style:font-name="CourierNewPS-BoldMT" fo:font-weight="bold" fo:background-color="#ed1c24" style:font-weight-asian="bold" style:font-weight-complex="bold"/>
    </style:style>
    <style:style style:name="T1" style:family="text">
      <style:text-properties fo:color="#000000" style:font-name-complex="Calibri1"/>
    </style:style>
    <style:style style:name="T2" style:family="text">
      <style:text-properties fo:color="#000000" style:font-name="Calibri" fo:background-color="#fff200" loext:char-shading-value="0" style:font-name-complex="Calibri1"/>
    </style:style>
    <style:style style:name="T3" style:family="text">
      <style:text-properties fo:font-size="11pt" fo:background-color="#fff200" loext:char-shading-value="0" style:font-size-asian="11pt" style:font-size-complex="11pt"/>
    </style:style>
    <style:style style:name="T4" style:family="text">
      <style:text-properties fo:background-color="#fff200" loext:char-shading-value="0"/>
    </style:style>
    <style:style style:name="T5" style:family="text">
      <style:text-properties style:use-window-font-color="true" officeooo:rsid="00115b82" fo:background-color="transparent" loext:char-shading-value="0"/>
    </style:style>
    <style:style style:name="T6" style:family="text">
      <style:text-properties officeooo:rsid="000e48c5"/>
    </style:style>
    <style:style style:name="T7" style:family="text">
      <style:text-properties officeooo:rsid="000e48c5" fo:background-color="transparent" loext:char-shading-value="0"/>
    </style:style>
    <style:style style:name="T8" style:family="text">
      <style:text-properties officeooo:rsid="000fc92a"/>
    </style:style>
    <style:style style:name="T9" style:family="text">
      <style:text-properties officeooo:rsid="00139b06"/>
    </style:style>
    <style:style style:name="T10" style:family="text">
      <style:text-properties officeooo:rsid="0019914c"/>
    </style:style>
    <style:style style:name="T11" style:family="text">
      <style:text-properties officeooo:rsid="0019df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fontstyle01">Realizad sobre la base de datos “vuelo” las siguientes consultas </text:span><text:span text:style-name="fontstyle01"><text:span text:style-name="T10">(1 punto cada consulta, nota máxima 10)</text:span></text:span><text:span text:style-name="fontstyle01">:</text:span></text:p>
      <text:list xml:id="list2265107672" text:style-name="WWNum1">
        <text:list-item>
          <text:p text:style-name="P8">Lista el nombre, apellidos y dni de los pasajeros de vuelos con origen Bellevue. Queremos el resultado ordenado por apellido de la Z→A</text:p>
          <text:p text:style-name="P10"/>
        </text:list-item>
        <text:list-item>
          <text:p text:style-name="P9">Listado de aviones con información sobre el número de vuelos que haya realizado sino ha realizado ninguno deberá salir un 0.</text:p>
          <text:p text:style-name="P12"/>
        </text:list-item>
        <text:list-item>
          <text:p text:style-name="P3"><text:span text:style-name="fontstyle01">Lista de los aviones del fabricante Boeing para los cuales la capacidad</text:span><text:span text:style-name="T1"><text:line-break/></text:span><text:span text:style-name="fontstyle01">supera la capacidad del avión con matricula 03020 del mismo fabricante.(subconsulta)</text:span></text:p>
          <text:p text:style-name="P3"><text:span text:style-name="fontstyle01"><text:span text:style-name="T2"/></text:span></text:p>
        </text:list-item>
        <text:list-item>
          <text:p text:style-name="P4"><text:span text:style-name="fontstyle01"><text:span text:style-name="T8">Lista el nombre, el apellido y el asiento de los pasajeros cuyo nombre comienza por H y viajaron en el vuelo con identificador 77.</text:span></text:span></text:p>
          <text:p text:style-name="P4"><text:span text:style-name="fontstyle01"><text:span text:style-name="T4"/></text:span></text:p>
        </text:list-item>
        <text:list-item>
          <text:p text:style-name="P3"><text:span text:style-name="fontstyle01">Listado de aviones que no han realizado ningún vuelo.</text:span><text:span text:style-name="T1"> (subconsulta</text:span><text:bookmark text:name="_GoBack"/><text:span text:style-name="T1">)</text:span></text:p>
          <text:p text:style-name="P13"/>
        </text:list-item>
        <text:list-item>
          <text:p text:style-name="P5"><text:span text:style-name="fontstyle01"><text:span text:style-name="T6">Listado de vuelos con origen en Pemuco o San Pedro con fecha de salida posterior al</text:span></text:span><text:span text:style-name="fontstyle01"><text:span text:style-name="T7"> 2017-12-01</text:span></text:span></text:p>
          <text:p text:style-name="P5"><text:span text:style-name="fontstyle01"><text:span text:style-name="T7"/></text:span></text:p>
        </text:list-item>
        <text:list-item>
          <text:p text:style-name="P3"><text:span text:style-name="fontstyle01">Listado de empleados cuyo número de vuelos sea superior a 2.</text:span></text:p>
          <text:p text:style-name="P3"><text:span text:style-name="fontstyle01"><text:span text:style-name="T3"/></text:span></text:p>
        </text:list-item>
        <text:list-item>
          <text:p text:style-name="P6"><text:span text:style-name="fontstyle01"><text:span text:style-name="T5">Listar el nombre de los pasajeros y el nombre de los empleados que han compartido vuelo en un avión del fabricante Airbus. Queremos que la columna nombre del pasajero sea renombrada por Pasajero y la columna nombre del empleado por Empleado, además deberá estar ordenado por el nombre del pasajero A→Z.</text:span></text:span></text:p>
          <text:p text:style-name="P14"><text:s/></text:p>
        </text:list-item>
        <text:list-item>
          <text:p text:style-name="P9">Añadir un nuevo empleado con DNI 12345678R que se llama Joan Soler Pineda y es Director general.</text:p>
          <text:p text:style-name="P11"/>
        </text:list-item>
        <text:list-item>
          <text:p text:style-name="P7"><text:span text:style-name="fontstyle01"><text:span text:style-name="T9">Añadir el nuevo empleado al vuelo con identificador 12 ocupando el puesto de Piloto.</text:span></text:span></text:p>
          <text:p text:style-name="P7"><text:span text:style-name="fontstyle01"><text:span text:style-name="T4"/></text:span></text:p>
        </text:list-item>
        <text:list-item>
          <text:p text:style-name="P3"><text:span text:style-name="fontstyle01">Borrar los aviones que no tiene asignado ninguna tripulación.</text:span></text:p>
          <text:p text:style-name="P3"><text:span text:style-name="fontstyle01"><text:span text:style-name="T4"/></text:span></text:p>
        </text:list-item>
        <text:list-item>
          <text:p text:style-name="P3"><text:span text:style-name="fontstyle01">Bajar un 10% la autonomía de los aviones que han realizado más de </text:span><text:span text:style-name="fontstyle01"><text:span text:style-name="T11">2</text:span></text:span><text:span text:style-name="fontstyle01"> vuelos.</text:span></text:p>
          <text:p text:style-name="P3"><text:span text:style-name="fontstyle01"/></text:p>
        </text:list-item>
      </text:list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ourierNewPS-BoldMT" svg:font-family="CourierNewPS-BoldMT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2pt" fo:font-style="normal" fo:font-weight="normal" style:font-size-asian="12pt" style:font-style-asian="normal" style:font-weight-asian="normal" style:font-name-complex="Calibri1" style:font-family-complex="Calibri" style:font-family-generic-complex="system" style:font-pitch-complex="variable" style:font-size-complex="12pt" style:font-style-complex="normal" style:font-weight-complex="normal"/>
    </style:style>
    <style:style style:name="fontstyle21" style:family="text" style:parent-style-name="Default_20_Paragraph_20_Font">
      <style:text-properties fo:color="#0000ff" style:font-name="CourierNewPS-BoldMT" fo:font-family="CourierNewPS-BoldMT" style:font-family-generic="roman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ontstyle31" style:family="text" style:parent-style-name="Default_20_Paragraph_20_Font">
      <style:text-properties fo:color="#000000" style:font-name="Calibri-Bold" fo:font-family="Calibri-Bold" style:font-family-generic="roman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2:00:00</meta:creation-date>
    <meta:initial-creator>sarti</meta:initial-creator>
    <dc:language>ca-ES</dc:language>
    <dc:date>2019-06-06T13:23:18.020427435</dc:date>
    <meta:editing-cycles>9</meta:editing-cycles>
    <meta:editing-duration>PT7H37M58S</meta:editing-duration>
    <meta:generator>LibreOffice/6.0.7.3$Linux_X86_64 LibreOffice_project/00m0$Build-3</meta:generator>
    <meta:document-statistic meta:table-count="0" meta:image-count="0" meta:object-count="0" meta:page-count="1" meta:paragraph-count="15" meta:word-count="264" meta:character-count="1517" meta:non-whitespace-character-count="12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